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5-03-04 0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5-01-08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4-12-04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4-11-07 0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4-10-08 0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4-09-04 0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4-08-01 0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4-07-01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4-06-05 0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4-05-02 0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4-04-04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4-02-05 0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4-01-04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3-12-05 0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3-09-06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3-08-02 0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3-07-06 0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3-06-07 0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3-05-03 0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3-04-06 0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3-03-08 0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3-02-06 1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2-11-03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2-10-06 0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2-09-08 0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2-08-11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2-07-14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2-06-09 0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2-05-05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2-04-07 0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2-03-10 0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2-02-03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2-01-06 0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1-12-07 0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1-10-13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1-07-14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1-04-07 0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1-01-11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0-11-17 0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0-10-14 0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0-08-27 0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0-07-06 1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0-03-10 0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0-02-12 0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20-01-08 0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9-12-04 0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9-11-05 0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9-10-09 0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9-09-10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9-08-06 0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9-07-0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9-06-04 0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9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9-01-09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8-11-14 0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8-10-09 0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8-09-13 0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8-08-09 0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8-07-11 0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8-06-05 1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8-05-03 0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8-04-05 0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8-03-07 0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8-02-07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8-01-09 0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7-12-05 0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7-11-06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7-10-04 0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7-09-06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7-08-03 0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7-07-06 0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7-06-06 0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7-05-03 0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7-04-05 0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7-03-07 0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7-02-06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7-01-05 1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6-12-08 0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6-11-08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6-09-07 0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6-08-02 0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6-07-07 0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6-06-06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6-05-10 0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6-04-12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6-03-0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6-02-10 0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6-01-0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5-12-0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5-11-05 0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5-10-0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5-09-10 0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5-08-12 0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5-07-08 0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5-06-10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5-05-1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5-04-07 0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5-03-10 0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5-02-11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5-01-07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4-12-11 0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4-11-13 0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4-10-16 0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4-09-11 0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4-08-14 0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4-07-10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4-06-12 0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4-05-15 0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4-04-10 0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4-03-13 0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4-02-13 0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4-01-09 0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3-12-12 0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3-11-14 0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3-10-09 0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3-09-12 0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3-08-15 0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3-07-11 0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3-06-13 0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3-05-16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3-04-11 0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3-03-14 0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3-02-14 0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0</text:p>
          </table:table-cell>
          <table:table-cell office:value-type="string" calcext:value-type="string">
            <text:p>27-3</text:p>
          </table:table-cell>
          <table:table-cell office:value-type="string" calcext:value-type="string">
            <text:p>2013-01-10 0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92" meta:object-count="0"/>
    <meta:user-defined meta:name="AppVersion">3.0</meta:user-defined>
  </office:meta>
</office:document-meta>
</file>